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9" style:family="table-column">
      <style:table-column-properties style:column-width="2.8736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2.5513in" style:use-optimal-column-width="false"/>
    </style:style>
    <style:style style:name="Table98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2.8736in" style:use-optimal-column-width="false"/>
    </style:style>
    <style:style style:name="TableColumn189" style:family="table-column">
      <style:table-column-properties style:column-width="0.575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2.5513in" style:use-optimal-column-width="false"/>
    </style:style>
    <style:style style:name="Table187" style:family="table">
      <style:table-properties style:width="6.575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4" style:parent-style-name="Heading1" style:family="paragraph">
      <style:text-properties style:font-name="Garamond" fo:font-size="10pt" style:font-size-asian="10pt" style:font-size-complex="10pt"/>
    </style:style>
    <style:style style:name="P26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John Christian Sun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March 17, 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ARAPP sa UP (Search and Rate Application sa UP)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<text:s/>Name:</text:p>
          </table:table-cell>
          <table:table-cell table:style-name="TableCell43" table:number-columns-spanned="3">
            <text:p text:style-name="P44">johnjudeandjennie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5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FINAL folder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 examples of the items listed below.</text:span></text:p>
      <text:p text:style-name="P93"/>
      <text:p text:style-name="P94">Place a check mark if the code complies with the criteria. <text:s/>If not, place<text:s/>comments at the remarks column.</text:p>
      <text:p text:style-name="P95"/>
      <text:p text:style-name="P96">1. <text:s/>License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Criteria</text:p>
          </table:table-cell>
          <table:table-cell table:style-name="TableCell106" table:number-columns-spanned="2">
            <text:p text:style-name="P107">Comply</text:p>
          </table:table-cell>
          <table:covered-table-cell/>
          <table:table-cell table:style-name="TableCell108" table:number-rows-spanned="2">
            <text:p text:style-name="P109">Remarks</text:p>
          </table:table-cell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Yes</text:p>
          </table:table-cell>
          <table:table-cell table:style-name="TableCell113">
            <text:p text:style-name="P114">No</text:p>
          </table:table-cell>
          <table:covered-table-cell>
            <text:p text:style-name="Normal"/>
          </table:covered-table-cell>
        </table:table-row>
        <table:table-row table:style-name="TableRow115">
          <table:table-cell table:style-name="TableCell116">
            <text:p text:style-name="P117">License exists at the top of the code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License contains the name of the author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License contains the following:</text:p>
            <text:p text:style-name="P136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/>
      <text:p text:style-name="P145">2. <text:s/>Code History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Code History appears after the license of the source cod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Code History has been updated accordingly based on name of programmer, change date and change description.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P181"/>
      <text:p text:style-name="P182"/>
      <text:p text:style-name="P183"/>
      <text:p text:style-name="P184"/>
      <text:p text:style-name="P185"/>
      <text:p text:style-name="P186">3. <text:s/>Internal Documentation</text:p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rows-spanned="2">
            <text:p text:style-name="P194">Criteria</text:p>
          </table:table-cell>
          <table:table-cell table:style-name="TableCell195" table:number-columns-spanned="2">
            <text:p text:style-name="P196">Comply</text:p>
          </table:table-cell>
          <table:covered-table-cell/>
          <table:table-cell table:style-name="TableCell197" table:number-rows-spanned="2">
            <text:p text:style-name="P198">Remarks</text:p>
          </table:table-cell>
        </table:table-row>
        <table:table-row table:style-name="TableRow199">
          <table:covered-table-cell>
            <text:p text:style-name="Normal"/>
          </table:covered-table-cell>
          <table:table-cell table:style-name="TableCell200">
            <text:p text:style-name="P201">Yes</text:p>
          </table:table-cell>
          <table:table-cell table:style-name="TableCell202">
            <text:p text:style-name="P203">No</text:p>
          </table:table-cell>
          <table:covered-table-cell>
            <text:p text:style-name="Normal"/>
          </table:covered-table-cell>
        </table:table-row>
        <table:table-row table:style-name="TableRow204">
          <table:table-cell table:style-name="TableCell205">
            <text:p text:style-name="P206">A comment block<text:s/>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>Add: each variable would have a corresponding descriptions</text:p>
            <text:p text:style-name="P213"/>
            <text:p text:style-name="P214">variable_name; #description</text:p>
          </table:table-cell>
        </table:table-row>
        <table:table-row table:style-name="TableRow215">
          <table:table-cell table:style-name="TableCell216">
            <text:p text:style-name="P217">Each method in the file is preceded by a comment block which provides the following information: method name, routine's creation date, purpose of the routine, a list of the calling arguments (their types and what they do), a list of<text:s/>required files and/or database tables, and return value.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Indentions are 5 spaces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Inline comments are found at the top of the statement using '/*' and '*/'.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Bracketing of block statements follows the following format:</text:p>
            <text:p text:style-name="P245"/>
            <text:p text:style-name="P246">if (){</text:p>
            <text:p text:style-name="P247"><text:s text:c="5"/>statements;</text:p>
            <text:p text:style-name="P248">}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Exceptions are being handled appropriately.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</table:table>
      <text:h text:style-name="P264" text:outline-level="1">Reviewer’s Comments:<text:line-break/></text:h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4-18T21:10:00Z</dc:date>
    <meta:print-date>2006-07-28T14:33:00Z</meta:print-date>
    <meta:template xlink:href="Normal.dotm" xlink:type="simple"/>
    <meta:editing-cycles>15</meta:editing-cycles>
    <meta:editing-duration>PT3240S</meta:editing-duration>
    <meta:document-statistic meta:page-count="2" meta:paragraph-count="4" meta:word-count="363" meta:character-count="2431" meta:row-count="17" meta:non-whitespace-character-count="2072"/>
  </office:meta>
</office:document-meta>
</file>